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1A4DC7E3.png"/>
  <manifest:file-entry manifest:media-type="image/png" manifest:full-path="Pictures/100000000000040000000300E61EF349.pn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Aviso_20_de_20_licencia">
      <style:graphic-properties draw:auto-grow-height="true" draw:auto-grow-width="false" fo:max-height="0cm" fo:min-height="5.029cm"/>
    </style:style>
    <style:style style:name="gr7" style:family="graphic" style:parent-style-name="title">
      <style:graphic-properties draw:auto-grow-height="true" draw:auto-grow-width="false" fo:max-height="0cm" fo:min-height="0cm"/>
    </style:style>
    <style:style style:name="gr8" style:family="graphic" style:parent-style-name="Licencia">
      <style:graphic-properties draw:stroke="none" draw:auto-grow-height="false" draw:auto-grow-width="false" fo:max-height="0cm" fo:min-height="18.3cm"/>
    </style:style>
    <style:style style:name="gr9" style:family="graphic" style:parent-style-name="Licencia">
      <style:graphic-properties draw:stroke="none" draw:auto-grow-height="false" draw:auto-grow-width="false" fo:max-height="0cm" fo:min-height="18.85cm"/>
    </style:style>
    <style:style style:name="pr1" style:family="presentation" style:parent-style-name="usal-oca-glisa-augcyl-notes" style:list-style-name="L3">
      <style:graphic-properties draw:fill-color="#ffffff" draw:auto-grow-height="true" fo:min-height="13.365cm"/>
    </style:style>
    <style:style style:name="pr2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3" style:family="presentation" style:parent-style-name="Fondo_20_USAL_2c__20_OCA_2c__20_GLiSa_20_y_20_AUGCyL-title">
      <style:graphic-properties draw:fill-color="#ffffff" draw:auto-grow-height="true" fo:min-height="3.507cm"/>
    </style:style>
    <style:style style:name="pr4" style:family="presentation" style:parent-style-name="Fondo_20_USAL_2c__20_OCA_2c__20_GLiSa_20_y_20_AUGCyL-outline1">
      <style:graphic-properties draw:fill-color="#ffffff" draw:auto-grow-height="true" fo:min-height="13.86cm"/>
    </style:style>
    <style:style style:name="pr5" style:family="presentation" style:parent-style-name="Fondo_20_USAL_2c__20_OCA_2c__20_GLiSa_20_y_20_AUGCyL-notes" style:list-style-name="L3">
      <style:graphic-properties draw:fill-color="#ffffff" draw:auto-grow-height="true" fo:min-height="13.365cm"/>
    </style:style>
    <style:style style:name="pr6" style:family="presentation" style:parent-style-name="Fondo_20_USAL_2c__20_OCA_2c__20_GLiSa_20_y_20_AUGCyL-notes">
      <style:graphic-properties draw:fill-color="#ffffff" fo:min-height="13.114cm"/>
    </style:style>
    <style:style style:name="pr7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8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9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10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7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Redes privadas virtuales en</text:p>
            <text:p text:style-name="P1">GNU/Linux</text:p>
          </draw:text-box>
        </draw:frame>
        <draw:frame draw:style-name="gr2" draw:text-style-name="P1" draw:layer="layout" svg:width="24cm" svg:height="3cm" svg:x="2cm" svg:y="8.3cm">
          <draw:text-box>
            <text:p text:style-name="P1">José María Peribáñez Redondo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7 de noviem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iso de licencia" draw:style-name="dp1" draw:master-page-name="Pie_20_USAL_2c__20_OCA_2c__20_GLiSa_20_y_20_AUGCyL">
        <office:forms form:automatic-focus="false" form:apply-design-mode="false"/>
        <draw:frame draw:style-name="gr6" draw:text-style-name="P1" draw:layer="layout" svg:width="25cm" svg:height="5.279cm" svg:x="1.5cm" svg:y="5.221cm">
          <draw:text-box>
            <text:p text:style-name="P1">Copyright (c) <text:s/>2008 <text:s/>José María Peribáñez Redondo &lt;chema@softlibre.net&gt;.</text:p>
            <text:p text:style-name="P1">Permission is granted to copy, distribute and/or modify this document</text:p>
            <text:p text:style-name="P1">under the terms of the GNU Free Documentation License, Version 1.2</text:p>
            <text:p text:style-name="P1">or any later version published by the Free Software Foundation;</text:p>
            <text:p text:style-name="P1">with no Invariant Sections, no Front-Cover Texts, and no Back-Cover Texts.</text:p>
            <text:p text:style-name="P1">A copy of the license is included in the section entitled "GNU</text:p>
            <text:p text:style-name="P1">Free Documentation License".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ara qué sirve una VP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Para unir las redes locales de dos sedes de una empresa, utilizando un canal inseguro como Internet en lugar de una costosa línea dedicada.</text:p>
              </text:list-item>
            </text:list>
            <text:list text:style-name="L2">
              <text:list-item>
                <text:p text:style-name="P3">Road warrior: trabajador desplazado, con portátil de soporte o teletrabajando se conecta a red de la empresa.</text:p>
              </text:list-item>
            </text:list>
            <text:list text:style-name="L2">
              <text:list-item>
                <text:p text:style-name="P3">No suele usarse para securizar conexiones red local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ómo funciona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Túnel entre las dos máquinas; <text:s/>un programa crea dispositivo TUN/TAP o PPP para recoger los paquetes (IP, layer3 o layer2), establece conexión cifrada TCP o UDP con programa en la otra máquina y envía los datos encapsulados. <text:s/></text:p>
              </text:list-item>
            </text:list>
            <text:list text:style-name="L2">
              <text:list-item>
                <text:p text:style-name="P3">IPsec va directamente en capa 3, no a nivel de aplicación y no necesita crear dispositivo de red, lo hace el kernel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¿Es siempre la mejor solución?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Caso road warrior: el equipo del trabajador remoto es como si estuviera en la red de la empresa, salta el cortafuegos, pero puede ser inseguro.</text:p>
              </text:list-item>
            </text:list>
            <text:list text:style-name="L2">
              <text:list-item>
                <text:p text:style-name="P3">Para evitar problemas, se suele usar software que mientras VPN activa, máquina remota sin acceso a su red local o a conexión a Internet.</text:p>
              </text:list-item>
            </text:list>
            <text:list text:style-name="L2">
              <text:list-item>
                <text:list>
                  <text:list-item>
                    <text:p text:style-name="P4">Poco práctico, uso conexión Internet empres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uario puede cambiarlo o equipo compromet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lternativa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cceso escritorio remoto (X-Window, VNC, RDP, NX) con canal seguro o SSH. Usar remotamente nuestro PC de la oficina, en lugar de usar portátil y que virtualmente esté conectado a red oficina. Ayuda para ello wakeonlan.</text:p>
              </text:list-item>
            </text:list>
            <text:list text:style-name="L2">
              <text:list-item>
                <text:p text:style-name="P3">VPNSSL. Acceder a las webs de la empresa, transferir ficheros, manejar equipo, establecer túneles... Ejemplo: SSLExplorer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oluciones VPN en GNU/Linux</text:p>
          </draw:text-box>
        </draw:frame>
        <draw:frame presentation:style-name="pr4" draw:text-style-name="P3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3">IPsec: potente, estándar, problemático, complejo.</text:p>
              </text:list-item>
            </text:list>
            <text:list text:style-name="L2">
              <text:list-item>
                <text:p text:style-name="P3">PPTP: evitarlo.</text:p>
              </text:list-item>
            </text:list>
            <text:list text:style-name="L2">
              <text:list-item>
                <text:p text:style-name="P3">L2TP: Windows y MAC suelen convinarlo con IPsec.</text:p>
              </text:list-item>
            </text:list>
            <text:list text:style-name="L2">
              <text:list-item>
                <text:p text:style-name="P3">VPNC: propietario CISCO, si es lo que hay...</text:p>
              </text:list-item>
            </text:list>
            <text:list text:style-name="L2">
              <text:list-item>
                <text:p text:style-name="P3">OpenVPN: solución recomendada.</text:p>
              </text:list-item>
            </text:list>
            <text:list text:style-name="L2">
              <text:list-item>
                <text:p text:style-name="P3">Buscarse la vida con OpenSSH. Problema TCP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a versatibilidad de SSH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úneles. X-Window y NX. Multiplexa todo sobre conexión.</text:p>
              </text:list-item>
            </text:list>
            <text:list text:style-name="L2">
              <text:list-item>
                <text:p text:style-name="P3">Proxy SOCKS.</text:p>
              </text:list-item>
            </text:list>
            <text:list text:style-name="L2">
              <text:list-item>
                <text:p text:style-name="P3">VPN sobre TCP cifrado: solución clásica con PPP, hoy en día opción integrada con TUN/TAP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¿Dónde va el software de la VPN?</text:p>
          </draw:text-box>
        </draw:frame>
        <draw:frame presentation:style-name="pr4" draw:text-style-name="P3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 text:style-name="P3">Lo más lógico es en router o equivalente, para llegar a todas las máquinas.</text:p>
              </text:list-item>
            </text:list>
            <text:list text:style-name="L2">
              <text:list-item>
                <text:list>
                  <text:list-item>
                    <text:p text:style-name="P4">Requiere autorización; implica tramo de router a PC no cifrado. Más controlado.</text:p>
                  </text:list-item>
                </text:list>
              </text:list-item>
            </text:list>
            <text:list text:style-name="L2">
              <text:list-item>
                <text:p text:style-name="P3">Si VPN de casa a nuestro PC, problemas para llegar a resto de máquinas de la red local.</text:p>
              </text:list-item>
            </text:list>
            <text:list text:style-name="L2">
              <text:list-item>
                <text:list>
                  <text:list-item>
                    <text:p text:style-name="P4">Usar NAT; pero entonces sólo conexiones salien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ar bridge; pero entonces más tráfic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signar IP y usar proxyar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7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1" draw:style-name="dp1" draw:master-page-name="Licencia_20_USAL_2c__20_OCA_2c__20_GLiSa_20_y_20_AUGCyL">
        <office:forms form:automatic-focus="false" form:apply-design-mode="false"/>
        <draw:frame draw:style-name="gr8" draw:text-style-name="P1" draw:layer="layout" svg:width="12.2cm" svg:height="18.679cm" svg:x="1.8cm" svg:y="1.161cm">
          <draw:text-box>
            <text:p text:style-name="P1"><text:tab/><text:tab/>GNU Free Documentation License</text:p>
            <text:p text:style-name="P1"><text:tab/><text:tab/> <text:s/>Version 1.2, November 2002</text:p>
            <text:p text:style-name="P1"/>
            <text:p text:style-name="P1"/>
            <text:p text:style-name="P1"><text:s/>Copyright (C) 2000,2001,2002 <text:s/>Free Software Foundation, Inc.</text:p>
            <text:p text:style-name="P1"><text:s text:c="5"/>51 Franklin St, Fifth Floor, Boston, MA <text:s/>02110-1301 <text:s/>USA</text:p>
            <text:p text:style-name="P1"><text:s/>Everyone is permitted to copy and distribute verbatim copies</text:p>
            <text:p text:style-name="P1"><text:s/>of this license document, but changing it is not allowed.</text:p>
            <text:p text:style-name="P1"/>
            <text:p text:style-name="P1"/>
            <text:p text:style-name="P1">0. PREAMBLE</text:p>
            <text:p text:style-name="P1"/>
            <text:p text:style-name="P1">The purpose of this License is to make a manual, textbook, or other</text:p>
            <text:p text:style-name="P1">functional and useful document "free" in the sense of freedom: to</text:p>
            <text:p text:style-name="P1">assure everyone the effective freedom to copy and redistribute it,</text:p>
            <text:p text:style-name="P1">with or without modifying it, either commercially or noncommercially.</text:p>
            <text:p text:style-name="P1">Secondarily, this License preserves for the author and publisher a way</text:p>
            <text:p text:style-name="P1">to get credit for their work, while not being considered responsible</text:p>
            <text:p text:style-name="P1">for modifications made by others.</text:p>
            <text:p text:style-name="P1"/>
            <text:p text:style-name="P1">This License is a kind of "copyleft", which means that derivative</text:p>
            <text:p text:style-name="P1">works of the document must themselves be free in the same sense. <text:s/>It</text:p>
            <text:p text:style-name="P1">complements the GNU General Public License, which is a copyleft</text:p>
            <text:p text:style-name="P1">license designed for free software.</text:p>
            <text:p text:style-name="P1"/>
            <text:p text:style-name="P1">We have designed this License in order to use it for manuals for free</text:p>
            <text:p text:style-name="P1">software, because free software needs free documentation: a free</text:p>
            <text:p text:style-name="P1">program should come with manuals providing the same freedoms that the</text:p>
            <text:p text:style-name="P1">software does. <text:s/>But this License is not limited to software manuals;</text:p>
            <text:p text:style-name="P1">it can be used for any textual work, regardless of subject matter or</text:p>
            <text:p text:style-name="P1">whether it is published as a printed book. <text:s/>We recommend this License</text:p>
            <text:p text:style-name="P1">principally for works whose purpose is instruction or reference.</text:p>
            <text:p text:style-name="P1"/>
            <text:p text:style-name="P1"/>
            <text:p text:style-name="P1">1. APPLICABILITY AND DEFINITIONS</text:p>
            <text:p text:style-name="P1"/>
            <text:p text:style-name="P1">This License applies to any manual or other work, in any medium, that</text:p>
            <text:p text:style-name="P1">contains a notice placed by the copyright holder saying it can be</text:p>
            <text:p text:style-name="P1">distributed under the terms of this License. <text:s/>Such a notice grants a</text:p>
            <text:p text:style-name="P1">world-wide, royalty-free license, unlimited in duration, to use that</text:p>
            <text:p text:style-name="P1">work under the conditions stated herein. <text:s/>The "Document", below,</text:p>
            <text:p text:style-name="P1">refers to any such manual or work. <text:s/>Any member of the public is a</text:p>
            <text:p text:style-name="P1">licensee, and is addressed as "you". <text:s/>You accept the license if you</text:p>
            <text:p text:style-name="P1">copy, modify or distribute the work in a way requiring permission</text:p>
            <text:p text:style-name="P1">under copyright law.</text:p>
            <text:p text:style-name="P1"/>
            <text:p text:style-name="P1">A "Modified Version" of the Document means any work containing the</text:p>
            <text:p text:style-name="P1">Document or a portion of it, either copied verbatim, or with</text:p>
            <text:p text:style-name="P1">modifications and/or translated into another language.</text:p>
            <text:p text:style-name="P1"/>
            <text:p text:style-name="P1">A "Secondary Section" is a named appendix or a front-matter section of</text:p>
            <text:p text:style-name="P1">the Document that deals exclusively with the relationship of the</text:p>
            <text:p text:style-name="P1">publishers or authors of the Document to the Document's overall subject</text:p>
            <text:p text:style-name="P1">(or to related matters) and contains nothing that could fall directly</text:p>
            <text:p text:style-name="P1">within that overall subject. <text:s/>(Thus, if the Document is in part a</text:p>
            <text:p text:style-name="P1">textbook of mathematics, a Secondary Section may not explain any</text:p>
            <text:p text:style-name="P1">mathematics.) <text:s/>The relationship could be a matter of historical</text:p>
            <text:p text:style-name="P1">connection with the subject or with related matters, or of legal,</text:p>
            <text:p text:style-name="P1">commercial, philosophical, ethical or political position regarding</text:p>
            <text:p text:style-name="P1">them.</text:p>
            <text:p text:style-name="P1"/>
            <text:p text:style-name="P1">The "Invariant Sections" are certain Secondary Sections whose titles</text:p>
            <text:p text:style-name="P1">are designated, as being those of Invariant Sections, in the notice</text:p>
            <text:p text:style-name="P1">that says that the Document is released under this License. <text:s/>If a</text:p>
            <text:p text:style-name="P1">section does not fit the above definition of Secondary then it is not</text:p>
            <text:p text:style-name="P1">allowed to be designated as Invariant. <text:s/>The Document may contain zero</text:p>
            <text:p text:style-name="P1">Invariant Sections. <text:s/>If the Document does not identify any Invariant</text:p>
            <text:p text:style-name="P1">Sections then there are none.</text:p>
          </draw:text-box>
        </draw:frame>
        <draw:frame draw:style-name="gr8" draw:text-style-name="P1" draw:layer="layout" svg:width="12.2cm" svg:height="18.679cm" svg:x="14cm" svg:y="1.161cm">
          <draw:text-box>
            <text:p text:style-name="P1">The "Cover Texts" are certain short passages of text that are listed,</text:p>
            <text:p text:style-name="P1">as Front-Cover Texts or Back-Cover Texts, in the notice that says that</text:p>
            <text:p text:style-name="P1">the Document is released under this License. <text:s/>A Front-Cover Text may</text:p>
            <text:p text:style-name="P1">be at most 5 words, and a Back-Cover Text may be at most 25 words.</text:p>
            <text:p text:style-name="P1"/>
            <text:p text:style-name="P1">A "Transparent" copy of the Document means a machine-readable copy,</text:p>
            <text:p text:style-name="P1">represented in a format whose specification is available to the</text:p>
            <text:p text:style-name="P1">general public, that is suitable for revising the document</text:p>
            <text:p text:style-name="P1">straightforwardly with generic text editors or (for images composed of</text:p>
            <text:p text:style-name="P1">pixels) generic paint programs or (for drawings) some widely available</text:p>
            <text:p text:style-name="P1">drawing editor, and that is suitable for input to text formatters or</text:p>
            <text:p text:style-name="P1">for automatic translation to a variety of formats suitable for input</text:p>
            <text:p text:style-name="P1">to text formatters. <text:s/>A copy made in an otherwise Transparent file</text:p>
            <text:p text:style-name="P1">format whose markup, or absence of markup, has been arranged to thwart</text:p>
            <text:p text:style-name="P1">or discourage subsequent modification by readers is not Transparent.</text:p>
            <text:p text:style-name="P1">An image format is not Transparent if used for any substantial amount</text:p>
            <text:p text:style-name="P1">of text. <text:s/>A copy that is not "Transparent" is called "Opaque".</text:p>
            <text:p text:style-name="P1"/>
            <text:p text:style-name="P1">Examples of suitable formats for Transparent copies include plain</text:p>
            <text:p text:style-name="P1">ASCII without markup, Texinfo input format, LaTeX input format, SGML</text:p>
            <text:p text:style-name="P1">or XML using a publicly available DTD, and standard-conforming simple</text:p>
            <text:p text:style-name="P1">HTML, PostScript or PDF designed for human modification. <text:s/>Examples of</text:p>
            <text:p text:style-name="P1">transparent image formats include PNG, XCF and JPG. <text:s/>Opaque formats</text:p>
            <text:p text:style-name="P1">include proprietary formats that can be read and edited only by</text:p>
            <text:p text:style-name="P1">proprietary word processors, SGML or XML for which the DTD and/or</text:p>
            <text:p text:style-name="P1">processing tools are not generally available, and the</text:p>
            <text:p text:style-name="P1">machine-generated HTML, PostScript or PDF produced by some word</text:p>
            <text:p text:style-name="P1">processors for output purposes only.</text:p>
            <text:p text:style-name="P1"/>
            <text:p text:style-name="P1">The "Title Page" means, for a printed book, the title page itself,</text:p>
            <text:p text:style-name="P1">plus such following pages as are needed to hold, legibly, the material</text:p>
            <text:p text:style-name="P1">this License requires to appear in the title page. <text:s/>For works in</text:p>
            <text:p text:style-name="P1">formats which do not have any title page as such, "Title Page" means</text:p>
            <text:p text:style-name="P1">the text near the most prominent appearance of the work's title,</text:p>
            <text:p text:style-name="P1">preceding the beginning of the body of the text.</text:p>
            <text:p text:style-name="P1"/>
            <text:p text:style-name="P1">A section "Entitled XYZ" means a named subunit of the Document whose</text:p>
            <text:p text:style-name="P1">title either is precisely XYZ or contains XYZ in parentheses following</text:p>
            <text:p text:style-name="P1">text that translates XYZ in another language. <text:s/>(Here XYZ stands for a</text:p>
            <text:p text:style-name="P1">specific section name mentioned below, such as "Acknowledgements",</text:p>
            <text:p text:style-name="P1">"Dedications", "Endorsements", or "History".) <text:s/>To "Preserve the Title"</text:p>
            <text:p text:style-name="P1">of such a section when you modify the Document means that it remains a</text:p>
            <text:p text:style-name="P1">section "Entitled XYZ" according to this definition.</text:p>
            <text:p text:style-name="P1"/>
            <text:p text:style-name="P1">The Document may include Warranty Disclaimers next to the notice which</text:p>
            <text:p text:style-name="P1">states that this License applies to the Document. <text:s/>These Warranty</text:p>
            <text:p text:style-name="P1">Disclaimers are considered to be included by reference in this</text:p>
            <text:p text:style-name="P1">License, but only as regards disclaiming warranties: any other</text:p>
            <text:p text:style-name="P1">implication that these Warranty Disclaimers may have is void and has</text:p>
            <text:p text:style-name="P1">no effect on the meaning of this License.</text:p>
            <text:p text:style-name="P1"/>
            <text:p text:style-name="P1"/>
            <text:p text:style-name="P1">2. VERBATIM COPYING</text:p>
            <text:p text:style-name="P1"/>
            <text:p text:style-name="P1">You may copy and distribute the Document in any medium, either</text:p>
            <text:p text:style-name="P1">commercially or noncommercially, provided that this License, the</text:p>
            <text:p text:style-name="P1">copyright notices, and the license notice saying this License applies</text:p>
            <text:p text:style-name="P1">to the Document are reproduced in all copies, and that you add no other</text:p>
            <text:p text:style-name="P1">conditions whatsoever to those of this License. <text:s/>You may not use</text:p>
            <text:p text:style-name="P1">technical measures to obstruct or control the reading or further</text:p>
            <text:p text:style-name="P1">copying of the copies you make or distribute. <text:s/>However, you may accept</text:p>
            <text:p text:style-name="P1">compensation in exchange for copies. <text:s/>If you distribute a large enough</text:p>
            <text:p text:style-name="P1">number of copies you must also follow the conditions in section 3.</text:p>
            <text:p text:style-name="P1"/>
            <text:p text:style-name="P1">You may also lend copies, under the same conditions stated above, and</text:p>
            <text:p text:style-name="P1">you may publicly display copies.</text:p>
            <text:p text:style-name="P1"/>
            <text:p text:style-name="P1"/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2" draw:style-name="dp1" draw:master-page-name="Licencia_20_USAL_2c__20_OCA_2c__20_GLiSa_20_y_20_AUGCyL">
        <office:forms form:automatic-focus="false" form:apply-design-mode="false"/>
        <draw:frame draw:style-name="gr9" draw:text-style-name="P5" draw:layer="layout" svg:width="12.2cm" svg:height="18.68cm" svg:x="1.8cm" svg:y="1.16cm">
          <draw:text-box>
            <text:p text:style-name="P1"><text:span text:style-name="T1">3. COPYING IN QUANTITY</text:span></text:p>
            <text:p text:style-name="P1"><text:span text:style-name="T1"/></text:p>
            <text:p text:style-name="P1"><text:span text:style-name="T1">If you publish printed copies (or copies in media that commonly have</text:span></text:p>
            <text:p text:style-name="P1"><text:span text:style-name="T1">printed covers) of the Document, numbering more than 100, and the</text:span></text:p>
            <text:p text:style-name="P1"><text:span text:style-name="T1">Document's license notice requires Cover Texts, you must enclose the</text:span></text:p>
            <text:p text:style-name="P1"><text:span text:style-name="T1">copies in covers that carry, clearly and legibly, all these Cover</text:span></text:p>
            <text:p text:style-name="P1"><text:span text:style-name="T1">Texts: Front-Cover Texts on the front cover, and Back-Cover Texts on</text:span></text:p>
            <text:p text:style-name="P1"><text:span text:style-name="T1">the back cover. <text:s/>Both covers must also clearly and legibly identify</text:span></text:p>
            <text:p text:style-name="P1"><text:span text:style-name="T1">you as the publisher of these copies. <text:s/>The front cover must present</text:span></text:p>
            <text:p text:style-name="P1"><text:span text:style-name="T1">the full title with all words of the title equally prominent and</text:span></text:p>
            <text:p text:style-name="P1"><text:span text:style-name="T1">visible. <text:s/>You may add other material on the covers in addition.</text:span></text:p>
            <text:p text:style-name="P1"><text:span text:style-name="T1">Copying with changes limited to the covers, as long as they preserve</text:span></text:p>
            <text:p text:style-name="P1"><text:span text:style-name="T1">the title of the Document and satisfy these conditions, can be treated</text:span></text:p>
            <text:p text:style-name="P1"><text:span text:style-name="T1">as verbatim copying in other respects.</text:span></text:p>
            <text:p text:style-name="P1"><text:span text:style-name="T1"/></text:p>
            <text:p text:style-name="P1"><text:span text:style-name="T1">If the required texts for either cover are too voluminous to fit</text:span></text:p>
            <text:p text:style-name="P1"><text:span text:style-name="T1">legibly, you should put the first ones listed (as many as fit</text:span></text:p>
            <text:p text:style-name="P1"><text:span text:style-name="T1">reasonably) on the actual cover, and continue the rest onto adjacent</text:span></text:p>
            <text:p text:style-name="P1"><text:span text:style-name="T1">pages.</text:span></text:p>
            <text:p text:style-name="P1"><text:span text:style-name="T1"/></text:p>
            <text:p text:style-name="P1"><text:span text:style-name="T1">If you publish or distribute Opaque copies of the Document numbering</text:span></text:p>
            <text:p text:style-name="P1"><text:span text:style-name="T1">more than 100, you must either include a machine-readable Transparent</text:span></text:p>
            <text:p text:style-name="P1"><text:span text:style-name="T1">copy along with each Opaque copy, or state in or with each Opaque copy</text:span></text:p>
            <text:p text:style-name="P1"><text:span text:style-name="T1">a computer-network location from which the general network-using</text:span></text:p>
            <text:p text:style-name="P1"><text:span text:style-name="T1">public has access to download using public-standard network protocols</text:span></text:p>
            <text:p text:style-name="P1"><text:span text:style-name="T1">a complete Transparent copy of the Document, free of added material.</text:span></text:p>
            <text:p text:style-name="P1"><text:span text:style-name="T1">If you use the latter option, you must take reasonably prudent steps,</text:span></text:p>
            <text:p text:style-name="P1"><text:span text:style-name="T1">when you begin distribution of Opaque copies in quantity, to ensure</text:span></text:p>
            <text:p text:style-name="P1"><text:span text:style-name="T1">that this Transparent copy will remain thus accessible at the stated</text:span></text:p>
            <text:p text:style-name="P1"><text:span text:style-name="T1">location until at least one year after the last time you distribute an</text:span></text:p>
            <text:p text:style-name="P1"><text:span text:style-name="T1">Opaque copy (directly or through your agents or retailers) of that</text:span></text:p>
            <text:p text:style-name="P1"><text:span text:style-name="T1">edition to the public.</text:span></text:p>
            <text:p text:style-name="P1"><text:span text:style-name="T1"/></text:p>
            <text:p text:style-name="P1"><text:span text:style-name="T1">It is requested, but not required, that you contact the authors of the</text:span></text:p>
            <text:p text:style-name="P1"><text:span text:style-name="T1">Document well before redistributing any large number of copies, to give</text:span></text:p>
            <text:p text:style-name="P1"><text:span text:style-name="T1">them a chance to provide you with an updated version of the Document.</text:span></text:p>
            <text:p text:style-name="P1"><text:span text:style-name="T1"/></text:p>
            <text:p text:style-name="P1"><text:span text:style-name="T1"/></text:p>
            <text:p text:style-name="P1"><text:span text:style-name="T1">4. MODIFICATIONS</text:span></text:p>
            <text:p text:style-name="P1"><text:span text:style-name="T1"/></text:p>
            <text:p text:style-name="P1"><text:span text:style-name="T1">You may copy and distribute a Modified Version of the Document under</text:span></text:p>
            <text:p text:style-name="P1"><text:span text:style-name="T1">the conditions of sections 2 and 3 above, provided that you release</text:span></text:p>
            <text:p text:style-name="P1"><text:span text:style-name="T1">the Modified Version under precisely this License, with the Modified</text:span></text:p>
            <text:p text:style-name="P1"><text:span text:style-name="T1">Version filling the role of the Document, thus licensing distribution</text:span></text:p>
            <text:p text:style-name="P1"><text:span text:style-name="T1">and modification of the Modified Version to whoever possesses a copy</text:span></text:p>
            <text:p text:style-name="P1"><text:span text:style-name="T1">of it. <text:s/>In addition, you must do these things in the Modified Version:</text:span></text:p>
            <text:p text:style-name="P1"><text:span text:style-name="T1"/></text:p>
            <text:p text:style-name="P1"><text:span text:style-name="T1">A. Use in the Title Page (and on the covers, if any) a title distinct</text:span></text:p>
            <text:p text:style-name="P1"><text:span text:style-name="T1"><text:s text:c="3"/></text:span><text:span text:style-name="T1">from that of the Document, and from those of previous versions</text:span></text:p>
            <text:p text:style-name="P1"><text:span text:style-name="T1"><text:s text:c="3"/></text:span><text:span text:style-name="T1">(which should, if there were any, be listed in the History section</text:span></text:p>
            <text:p text:style-name="P1"><text:span text:style-name="T1"><text:s text:c="3"/></text:span><text:span text:style-name="T1">of the Document). <text:s/>You may use the same title as a previous version</text:span></text:p>
            <text:p text:style-name="P1"><text:span text:style-name="T1"><text:s text:c="3"/></text:span><text:span text:style-name="T1">if the original publisher of that version gives permission.</text:span></text:p>
            <text:p text:style-name="P1"><text:span text:style-name="T1">B. List on the Title Page, as authors, one or more persons or entities</text:span></text:p>
            <text:p text:style-name="P1"><text:span text:style-name="T1"><text:s text:c="3"/></text:span><text:span text:style-name="T1">responsible for authorship of the modifications in the Modified</text:span></text:p>
            <text:p text:style-name="P1"><text:span text:style-name="T1"><text:s text:c="3"/></text:span><text:span text:style-name="T1">Version, together with at least five of the principal authors of the</text:span></text:p>
            <text:p text:style-name="P1"><text:span text:style-name="T1"><text:s text:c="3"/></text:span><text:span text:style-name="T1">Document (all of its principal authors, if it has fewer than five),</text:span></text:p>
            <text:p text:style-name="P1"><text:span text:style-name="T1"><text:s text:c="3"/></text:span><text:span text:style-name="T1">unless they release you from this requirement.</text:span></text:p>
            <text:p text:style-name="P1"><text:span text:style-name="T1">C. State on the Title page the name of the publisher of the</text:span></text:p>
            <text:p text:style-name="P1"><text:span text:style-name="T1"><text:s text:c="3"/></text:span><text:span text:style-name="T1">Modified Version, as the publisher.</text:span></text:p>
            <text:p text:style-name="P1"><text:span text:style-name="T1">D. Preserve all the copyright notices of the Document.</text:span></text:p>
            <text:p text:style-name="P1"><text:span text:style-name="T1">E. Add an appropriate copyright notice for your modifications</text:span></text:p>
            <text:p text:style-name="P1"><text:span text:style-name="T1"><text:s text:c="3"/></text:span><text:span text:style-name="T1">adjacent to the other copyright notices.</text:span></text:p>
            <text:p text:style-name="P1"><text:span text:style-name="T1">F. Include, immediately after the copyright notices, a license notice</text:span></text:p>
            <text:p text:style-name="P1"><text:span text:style-name="T1"><text:s text:c="3"/></text:span><text:span text:style-name="T1">giving the public permission to use the Modified Version under the</text:span></text:p>
            <text:p text:style-name="P1"><text:span text:style-name="T1"><text:s text:c="3"/></text:span><text:span text:style-name="T1">terms of this License, in the form shown in the Addendum below.</text:span></text:p>
            <text:p text:style-name="P1"><text:span text:style-name="T1">G. Preserve in that license notice the full lists of Invariant Sections</text:span></text:p>
            <text:p text:style-name="P1"><text:span text:style-name="T1"><text:s text:c="3"/></text:span><text:span text:style-name="T1">and required Cover Texts given in the Document's license notice.</text:span></text:p>
            <text:p text:style-name="P1"><text:span text:style-name="T1">H. Include an unaltered copy of this License.</text:span></text:p>
          </draw:text-box>
        </draw:frame>
        <draw:frame draw:style-name="gr9" draw:text-style-name="P5" draw:layer="layout" svg:width="12.2cm" svg:height="18.68cm" svg:x="14cm" svg:y="1.16cm">
          <draw:text-box>
            <text:p text:style-name="P1"><text:span text:style-name="T1">I. Preserve the section Entitled "History", Preserve its Title, and add</text:span></text:p>
            <text:p text:style-name="P1"><text:span text:style-name="T1"><text:s text:c="3"/></text:span><text:span text:style-name="T1">to it an item stating at least the title, year, new authors, and</text:span></text:p>
            <text:p text:style-name="P1"><text:span text:style-name="T1"><text:s text:c="3"/></text:span><text:span text:style-name="T1">publisher of the Modified Version as given on the Title Page. <text:s/>If</text:span></text:p>
            <text:p text:style-name="P1"><text:span text:style-name="T1"><text:s text:c="3"/></text:span><text:span text:style-name="T1">there is no section Entitled "History" in the Document, create one</text:span></text:p>
            <text:p text:style-name="P1"><text:span text:style-name="T1"><text:s text:c="3"/></text:span><text:span text:style-name="T1">stating the title, year, authors, and publisher of the Document as</text:span></text:p>
            <text:p text:style-name="P1"><text:span text:style-name="T1"><text:s text:c="3"/></text:span><text:span text:style-name="T1">given on its Title Page, then add an item describing the Modified</text:span></text:p>
            <text:p text:style-name="P1"><text:span text:style-name="T1"><text:s text:c="3"/></text:span><text:span text:style-name="T1">Version as stated in the previous sentence.</text:span></text:p>
            <text:p text:style-name="P1"><text:span text:style-name="T1">J. Preserve the network location, if any, given in the Document for</text:span></text:p>
            <text:p text:style-name="P1"><text:span text:style-name="T1"><text:s text:c="3"/></text:span><text:span text:style-name="T1">public access to a Transparent copy of the Document, and likewise</text:span></text:p>
            <text:p text:style-name="P1"><text:span text:style-name="T1"><text:s text:c="3"/></text:span><text:span text:style-name="T1">the network locations given in the Document for previous versions</text:span></text:p>
            <text:p text:style-name="P1"><text:span text:style-name="T1"><text:s text:c="3"/></text:span><text:span text:style-name="T1">it was based on. <text:s/>These may be placed in the "History" section.</text:span></text:p>
            <text:p text:style-name="P1"><text:span text:style-name="T1"><text:s text:c="3"/></text:span><text:span text:style-name="T1">You may omit a network location for a work that was published at</text:span></text:p>
            <text:p text:style-name="P1"><text:span text:style-name="T1"><text:s text:c="3"/></text:span><text:span text:style-name="T1">least four years before the Document itself, or if the original</text:span></text:p>
            <text:p text:style-name="P1"><text:span text:style-name="T1"><text:s text:c="3"/></text:span><text:span text:style-name="T1">publisher of the version it refers to gives permission.</text:span></text:p>
            <text:p text:style-name="P1"><text:span text:style-name="T1">K. For any section Entitled "Acknowledgements" or "Dedications",</text:span></text:p>
            <text:p text:style-name="P1"><text:span text:style-name="T1"><text:s text:c="3"/></text:span><text:span text:style-name="T1">Preserve the Title of the section, and preserve in the section all</text:span></text:p>
            <text:p text:style-name="P1"><text:span text:style-name="T1"><text:s text:c="3"/></text:span><text:span text:style-name="T1">the substance and tone of each of the contributor acknowledgements</text:span></text:p>
            <text:p text:style-name="P1"><text:span text:style-name="T1"><text:s text:c="3"/></text:span><text:span text:style-name="T1">and/or dedications given therein.</text:span></text:p>
            <text:p text:style-name="P1"><text:span text:style-name="T1">L. Preserve all the Invariant Sections of the Document,</text:span></text:p>
            <text:p text:style-name="P1"><text:span text:style-name="T1"><text:s text:c="3"/></text:span><text:span text:style-name="T1">unaltered in their text and in their titles. <text:s/>Section numbers</text:span></text:p>
            <text:p text:style-name="P1"><text:span text:style-name="T1"><text:s text:c="3"/></text:span><text:span text:style-name="T1">or the equivalent are not considered part of the section titles.</text:span></text:p>
            <text:p text:style-name="P1"><text:span text:style-name="T1">M. Delete any section Entitled "Endorsements". <text:s/>Such a section</text:span></text:p>
            <text:p text:style-name="P1"><text:span text:style-name="T1"><text:s text:c="3"/></text:span><text:span text:style-name="T1">may not be included in the Modified Version.</text:span></text:p>
            <text:p text:style-name="P1"><text:span text:style-name="T1">N. Do not retitle any existing section to be Entitled "Endorsements"</text:span></text:p>
            <text:p text:style-name="P1"><text:span text:style-name="T1"><text:s text:c="3"/></text:span><text:span text:style-name="T1">or to conflict in title with any Invariant Section.</text:span></text:p>
            <text:p text:style-name="P1"><text:span text:style-name="T1">O. Preserve any Warranty Disclaimers.</text:span></text:p>
            <text:p text:style-name="P1"><text:span text:style-name="T1"/></text:p>
            <text:p text:style-name="P1"><text:span text:style-name="T1">If the Modified Version includes new front-matter sections or</text:span></text:p>
            <text:p text:style-name="P1"><text:span text:style-name="T1">appendices that qualify as Secondary Sections and contain no material</text:span></text:p>
            <text:p text:style-name="P1"><text:span text:style-name="T1">copied from the Document, you may at your option designate some or all</text:span></text:p>
            <text:p text:style-name="P1"><text:span text:style-name="T1">of these sections as invariant. <text:s/>To do this, add their titles to the</text:span></text:p>
            <text:p text:style-name="P1"><text:span text:style-name="T1">list of Invariant Sections in the Modified Version's license notice.</text:span></text:p>
            <text:p text:style-name="P1"><text:span text:style-name="T1">These titles must be distinct from any other section titles.</text:span></text:p>
            <text:p text:style-name="P1"><text:span text:style-name="T1"/></text:p>
            <text:p text:style-name="P1"><text:span text:style-name="T1">You may add a section Entitled "Endorsements", provided it contains</text:span></text:p>
            <text:p text:style-name="P1"><text:span text:style-name="T1">nothing but endorsements of your Modified Version by various</text:span></text:p>
            <text:p text:style-name="P1"><text:span text:style-name="T1">parties--for example, statements of peer review or that the text has</text:span></text:p>
            <text:p text:style-name="P1"><text:span text:style-name="T1">been approved by an organization as the authoritative definition of a</text:span></text:p>
            <text:p text:style-name="P1"><text:span text:style-name="T1">standard.</text:span></text:p>
            <text:p text:style-name="P1"><text:span text:style-name="T1"/></text:p>
            <text:p text:style-name="P1"><text:span text:style-name="T1">You may add a passage of up to five words as a Front-Cover Text, and a</text:span></text:p>
            <text:p text:style-name="P1"><text:span text:style-name="T1">passage of up to 25 words as a Back-Cover Text, to the end of the list</text:span></text:p>
            <text:p text:style-name="P1"><text:span text:style-name="T1">of Cover Texts in the Modified Version. <text:s/>Only one passage of</text:span></text:p>
            <text:p text:style-name="P1"><text:span text:style-name="T1">Front-Cover Text and one of Back-Cover Text may be added by (or</text:span></text:p>
            <text:p text:style-name="P1"><text:span text:style-name="T1">through arrangements made by) any one entity. <text:s/>If the Document already</text:span></text:p>
            <text:p text:style-name="P1"><text:span text:style-name="T1">includes a cover text for the same cover, previously added by you or</text:span></text:p>
            <text:p text:style-name="P1"><text:span text:style-name="T1">by arrangement made by the same entity you are acting on behalf of,</text:span></text:p>
            <text:p text:style-name="P1"><text:span text:style-name="T1">you may not add another; but you may replace the old one, on explicit</text:span></text:p>
            <text:p text:style-name="P1"><text:span text:style-name="T1">permission from the previous publisher that added the old one.</text:span></text:p>
            <text:p text:style-name="P1"><text:span text:style-name="T1"/></text:p>
            <text:p text:style-name="P1"><text:span text:style-name="T1">The author(s) and publisher(s) of the Document do not by this License</text:span></text:p>
            <text:p text:style-name="P1"><text:span text:style-name="T1">give permission to use their names for publicity for or to assert or</text:span></text:p>
            <text:p text:style-name="P1"><text:span text:style-name="T1">imply endorsement of any Modified Version.</text:span></text:p>
            <text:p text:style-name="P1"><text:span text:style-name="T1"/></text:p>
            <text:p text:style-name="P1"><text:span text:style-name="T1"/></text:p>
            <text:p text:style-name="P1"><text:span text:style-name="T1">5. COMBINING DOCUMENTS</text:span></text:p>
            <text:p text:style-name="P1"><text:span text:style-name="T1"/></text:p>
            <text:p text:style-name="P1"><text:span text:style-name="T1">You may combine the Document with other documents released under this</text:span></text:p>
            <text:p text:style-name="P1"><text:span text:style-name="T1">License, under the terms defined in section 4 above for modified</text:span></text:p>
            <text:p text:style-name="P1"><text:span text:style-name="T1">versions, provided that you include in the combination all of the</text:span></text:p>
            <text:p text:style-name="P1"><text:span text:style-name="T1">Invariant Sections of all of the original documents, unmodified, and</text:span></text:p>
            <text:p text:style-name="P1"><text:span text:style-name="T1">list them all as Invariant Sections of your combined work in its</text:span></text:p>
            <text:p text:style-name="P1"><text:span text:style-name="T1">license notice, and that you preserve all their Warranty Disclaimers.</text:span></text:p>
            <text:p text:style-name="P1"><text:span text:style-name="T1"/></text:p>
            <text:p text:style-name="P1"><text:span text:style-name="T1">The combined work need only contain one copy of this License, and</text:span></text:p>
            <text:p text:style-name="P1"><text:span text:style-name="T1">multiple identical Invariant Sections may be replaced with a single</text:span></text:p>
            <text:p text:style-name="P1"><text:span text:style-name="T1">copy. <text:s/>If there are multiple Invariant Sections with the same name but</text:span></text:p>
            <text:p text:style-name="P1"><text:span text:style-name="T1">different contents, make the title of each such section unique b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3" draw:style-name="dp1" draw:master-page-name="Licencia_20_USAL_2c__20_OCA_2c__20_GLiSa_20_y_20_AUGCyL">
        <office:forms form:automatic-focus="false" form:apply-design-mode="false"/>
        <draw:frame draw:style-name="gr9" draw:text-style-name="P5" draw:layer="layout" svg:width="12.2cm" svg:height="18.68cm" svg:x="1.8cm" svg:y="1.16cm">
          <draw:text-box>
            <text:p text:style-name="P1"><text:span text:style-name="T1">adding at the end of it, in parentheses, the name of the original</text:span></text:p>
            <text:p text:style-name="P1"><text:span text:style-name="T1">author or publisher of that section if known, or else a unique number.</text:span></text:p>
            <text:p text:style-name="P1"><text:span text:style-name="T1">Make the same adjustment to the section titles in the list of</text:span></text:p>
            <text:p text:style-name="P1"><text:span text:style-name="T1">Invariant Sections in the license notice of the combined work.</text:span></text:p>
            <text:p text:style-name="P1"><text:span text:style-name="T1"/></text:p>
            <text:p text:style-name="P1"><text:span text:style-name="T1">In the combination, you must combine any sections Entitled "History"</text:span></text:p>
            <text:p text:style-name="P1"><text:span text:style-name="T1">in the various original documents, forming one section Entitled</text:span></text:p>
            <text:p text:style-name="P1"><text:span text:style-name="T1">"History"; likewise combine any sections Entitled "Acknowledgements",</text:span></text:p>
            <text:p text:style-name="P1"><text:span text:style-name="T1">and any sections Entitled "Dedications". <text:s/>You must delete all sections</text:span></text:p>
            <text:p text:style-name="P1"><text:span text:style-name="T1">Entitled "Endorsements".</text:span></text:p>
            <text:p text:style-name="P1"><text:span text:style-name="T1"/></text:p>
            <text:p text:style-name="P1"><text:span text:style-name="T1"/></text:p>
            <text:p text:style-name="P1"><text:span text:style-name="T1">6. COLLECTIONS OF DOCUMENTS</text:span></text:p>
            <text:p text:style-name="P1"><text:span text:style-name="T1"/></text:p>
            <text:p text:style-name="P1"><text:span text:style-name="T1">You may make a collection consisting of the Document and other documents</text:span></text:p>
            <text:p text:style-name="P1"><text:span text:style-name="T1">released under this License, and replace the individual copies of this</text:span></text:p>
            <text:p text:style-name="P1"><text:span text:style-name="T1">License in the various documents with a single copy that is included in</text:span></text:p>
            <text:p text:style-name="P1"><text:span text:style-name="T1">the collection, provided that you follow the rules of this License for</text:span></text:p>
            <text:p text:style-name="P1"><text:span text:style-name="T1">verbatim copying of each of the documents in all other respects.</text:span></text:p>
            <text:p text:style-name="P1"><text:span text:style-name="T1"/></text:p>
            <text:p text:style-name="P1"><text:span text:style-name="T1">You may extract a single document from such a collection, and distribute</text:span></text:p>
            <text:p text:style-name="P1"><text:span text:style-name="T1">it individually under this License, provided you insert a copy of this</text:span></text:p>
            <text:p text:style-name="P1"><text:span text:style-name="T1">License into the extracted document, and follow this License in all</text:span></text:p>
            <text:p text:style-name="P1"><text:span text:style-name="T1">other respects regarding verbatim copying of that document.</text:span></text:p>
            <text:p text:style-name="P1"><text:span text:style-name="T1"/></text:p>
            <text:p text:style-name="P1"><text:span text:style-name="T1"/></text:p>
            <text:p text:style-name="P1"><text:span text:style-name="T1">7. AGGREGATION WITH INDEPENDENT WORKS</text:span></text:p>
            <text:p text:style-name="P1"><text:span text:style-name="T1"/></text:p>
            <text:p text:style-name="P1"><text:span text:style-name="T1">A compilation of the Document or its derivatives with other separate</text:span></text:p>
            <text:p text:style-name="P1"><text:span text:style-name="T1">and independent documents or works, in or on a volume of a storage or</text:span></text:p>
            <text:p text:style-name="P1"><text:span text:style-name="T1">distribution medium, is called an "aggregate" if the copyright</text:span></text:p>
            <text:p text:style-name="P1"><text:span text:style-name="T1">resulting from the compilation is not used to limit the legal rights</text:span></text:p>
            <text:p text:style-name="P1"><text:span text:style-name="T1">of the compilation's users beyond what the individual works permit.</text:span></text:p>
            <text:p text:style-name="P1"><text:span text:style-name="T1">When the Document is included in an aggregate, this License does not</text:span></text:p>
            <text:p text:style-name="P1"><text:span text:style-name="T1">apply to the other works in the aggregate which are not themselves</text:span></text:p>
            <text:p text:style-name="P1"><text:span text:style-name="T1">derivative works of the Document.</text:span></text:p>
            <text:p text:style-name="P1"><text:span text:style-name="T1"/></text:p>
            <text:p text:style-name="P1"><text:span text:style-name="T1">If the Cover Text requirement of section 3 is applicable to these</text:span></text:p>
            <text:p text:style-name="P1"><text:span text:style-name="T1">copies of the Document, then if the Document is less than one half of</text:span></text:p>
            <text:p text:style-name="P1"><text:span text:style-name="T1">the entire aggregate, the Document's Cover Texts may be placed on</text:span></text:p>
            <text:p text:style-name="P1"><text:span text:style-name="T1">covers that bracket the Document within the aggregate, or the</text:span></text:p>
            <text:p text:style-name="P1"><text:span text:style-name="T1">electronic equivalent of covers if the Document is in electronic form.</text:span></text:p>
            <text:p text:style-name="P1"><text:span text:style-name="T1">Otherwise they must appear on printed covers that bracket the whole</text:span></text:p>
            <text:p text:style-name="P1"><text:span text:style-name="T1">aggregate.</text:span></text:p>
            <text:p text:style-name="P1"><text:span text:style-name="T1"/></text:p>
            <text:p text:style-name="P1"><text:span text:style-name="T1"/></text:p>
            <text:p text:style-name="P1"><text:span text:style-name="T1">8. TRANSLATION</text:span></text:p>
            <text:p text:style-name="P1"><text:span text:style-name="T1"/></text:p>
            <text:p text:style-name="P1"><text:span text:style-name="T1">Translation is considered a kind of modification, so you may</text:span></text:p>
            <text:p text:style-name="P1"><text:span text:style-name="T1">distribute translations of the Document under the terms of section 4.</text:span></text:p>
            <text:p text:style-name="P1"><text:span text:style-name="T1">Replacing Invariant Sections with translations requires special</text:span></text:p>
            <text:p text:style-name="P1"><text:span text:style-name="T1">permission from their copyright holders, but you may include</text:span></text:p>
            <text:p text:style-name="P1"><text:span text:style-name="T1">translations of some or all Invariant Sections in addition to the</text:span></text:p>
            <text:p text:style-name="P1"><text:span text:style-name="T1">original versions of these Invariant Sections. <text:s/>You may include a</text:span></text:p>
            <text:p text:style-name="P1"><text:span text:style-name="T1">translation of this License, and all the license notices in the</text:span></text:p>
            <text:p text:style-name="P1"><text:span text:style-name="T1">Document, and any Warranty Disclaimers, provided that you also include</text:span></text:p>
            <text:p text:style-name="P1"><text:span text:style-name="T1">the original English version of this License and the original versions</text:span></text:p>
            <text:p text:style-name="P1"><text:span text:style-name="T1">of those notices and disclaimers. <text:s/>In case of a disagreement between</text:span></text:p>
            <text:p text:style-name="P1"><text:span text:style-name="T1">the translation and the original version of this License or a notice</text:span></text:p>
            <text:p text:style-name="P1"><text:span text:style-name="T1">or disclaimer, the original version will prevail.</text:span></text:p>
            <text:p text:style-name="P1"><text:span text:style-name="T1"/></text:p>
            <text:p text:style-name="P1"><text:span text:style-name="T1">If a section in the Document is Entitled "Acknowledgements",</text:span></text:p>
            <text:p text:style-name="P1"><text:span text:style-name="T1">"Dedications", or "History", the requirement (section 4) to Preserve</text:span></text:p>
            <text:p text:style-name="P1"><text:span text:style-name="T1">its Title (section 1) will typically require changing the actual</text:span></text:p>
            <text:p text:style-name="P1"><text:span text:style-name="T1">title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9" draw:text-style-name="P5" draw:layer="layout" svg:width="12.2cm" svg:height="18.68cm" svg:x="14cm" svg:y="1.16cm">
          <draw:text-box>
            <text:p text:style-name="P1"><text:span text:style-name="T1">9. TERMINATION</text:span></text:p>
            <text:p text:style-name="P1"><text:span text:style-name="T1"/></text:p>
            <text:p text:style-name="P1"><text:span text:style-name="T1">You may not copy, modify, sublicense, or distribute the Document except</text:span></text:p>
            <text:p text:style-name="P1"><text:span text:style-name="T1">as expressly provided for under this License. <text:s/>Any other attempt to</text:span></text:p>
            <text:p text:style-name="P1"><text:span text:style-name="T1">copy, modify, sublicense or distribute the Document is void, and will</text:span></text:p>
            <text:p text:style-name="P1"><text:span text:style-name="T1">automatically terminate your rights under this License. <text:s/>However,</text:span></text:p>
            <text:p text:style-name="P1"><text:span text:style-name="T1">parties who have received copies, or rights, from you under this</text:span></text:p>
            <text:p text:style-name="P1"><text:span text:style-name="T1">License will not have their licenses terminated so long as such</text:span></text:p>
            <text:p text:style-name="P1"><text:span text:style-name="T1">parties remain in full compliance.</text:span></text:p>
            <text:p text:style-name="P1"><text:span text:style-name="T1"/></text:p>
            <text:p text:style-name="P1"><text:span text:style-name="T1"/></text:p>
            <text:p text:style-name="P1"><text:span text:style-name="T1">10. FUTURE REVISIONS OF THIS LICENSE</text:span></text:p>
            <text:p text:style-name="P1"><text:span text:style-name="T1"/></text:p>
            <text:p text:style-name="P1"><text:span text:style-name="T1">The Free Software Foundation may publish new, revised versions</text:span></text:p>
            <text:p text:style-name="P1"><text:span text:style-name="T1">of the GNU Free Documentation License from time to time. <text:s/>Such new</text:span></text:p>
            <text:p text:style-name="P1"><text:span text:style-name="T1">versions will be similar in spirit to the present version, but may</text:span></text:p>
            <text:p text:style-name="P1"><text:span text:style-name="T1">differ in detail to address new problems or concerns. <text:s/>See</text:span></text:p>
            <text:p text:style-name="P1"><text:span text:style-name="T1">http://www.gnu.org/copyleft/.</text:span></text:p>
            <text:p text:style-name="P1"><text:span text:style-name="T1"/></text:p>
            <text:p text:style-name="P1"><text:span text:style-name="T1">Each version of the License is given a distinguishing version number.</text:span></text:p>
            <text:p text:style-name="P1"><text:span text:style-name="T1">If the Document specifies that a particular numbered version of this</text:span></text:p>
            <text:p text:style-name="P1"><text:span text:style-name="T1">License "or any later version" applies to it, you have the option of</text:span></text:p>
            <text:p text:style-name="P1"><text:span text:style-name="T1">following the terms and conditions either of that specified version or</text:span></text:p>
            <text:p text:style-name="P1"><text:span text:style-name="T1">of any later version that has been published (not as a draft) by the</text:span></text:p>
            <text:p text:style-name="P1"><text:span text:style-name="T1">Free Software Foundation. <text:s/>If the Document does not specify a version</text:span></text:p>
            <text:p text:style-name="P1"><text:span text:style-name="T1">number of this License, you may choose any version ever published (not</text:span></text:p>
            <text:p text:style-name="P1"><text:span text:style-name="T1">as a draft) by the Free Software Foundation.</text:span></text:p>
            <text:p text:style-name="P1"><text:span text:style-name="T1"/></text:p>
            <text:p text:style-name="P1"><text:span text:style-name="T1"/></text:p>
            <text:p text:style-name="P1"><text:span text:style-name="T1">ADDENDUM: How to use this License for your documents</text:span></text:p>
            <text:p text:style-name="P1"><text:span text:style-name="T1"/></text:p>
            <text:p text:style-name="P1"><text:span text:style-name="T1">To use this License in a document you have written, include a copy of</text:span></text:p>
            <text:p text:style-name="P1"><text:span text:style-name="T1">the License in the document and put the following copyright and</text:span></text:p>
            <text:p text:style-name="P1"><text:span text:style-name="T1">license notices just after the title page:</text:span></text:p>
            <text:p text:style-name="P1"><text:span text:style-name="T1"/></text:p>
            <text:p text:style-name="P1"><text:span text:style-name="T1"><text:s text:c="4"/></text:span><text:span text:style-name="T1">Copyright (c) <text:s/>YEAR <text:s/>YOUR NAME.</text:span></text:p>
            <text:p text:style-name="P1"><text:span text:style-name="T1"><text:s text:c="4"/></text:span><text:span text:style-name="T1">Permission is granted to copy, distribute and/or modify this document</text:span></text:p>
            <text:p text:style-name="P1"><text:span text:style-name="T1"><text:s text:c="4"/></text:span><text:span text:style-name="T1">under the terms of the GNU Free Documentation License, Version 1.2</text:span></text:p>
            <text:p text:style-name="P1"><text:span text:style-name="T1"><text:s text:c="4"/></text:span><text:span text:style-name="T1">or any later version published by the Free Software Foundation;</text:span></text:p>
            <text:p text:style-name="P1"><text:span text:style-name="T1"><text:s text:c="4"/></text:span><text:span text:style-name="T1">with no Invariant Sections, no Front-Cover Texts, and no Back-Cover Texts.</text:span></text:p>
            <text:p text:style-name="P1"><text:span text:style-name="T1"><text:s text:c="4"/></text:span><text:span text:style-name="T1">A copy of the license is included in the section entitled "GNU</text:span></text:p>
            <text:p text:style-name="P1"><text:span text:style-name="T1"><text:s text:c="4"/></text:span><text:span text:style-name="T1">Free Documentation License".</text:span></text:p>
            <text:p text:style-name="P1"><text:span text:style-name="T1"/></text:p>
            <text:p text:style-name="P1"><text:span text:style-name="T1">If you have Invariant Sections, Front-Cover Texts and Back-Cover Texts,</text:span></text:p>
            <text:p text:style-name="P1"><text:span text:style-name="T1">replace the "with...Texts." line with this:</text:span></text:p>
            <text:p text:style-name="P1"><text:span text:style-name="T1"/></text:p>
            <text:p text:style-name="P1"><text:span text:style-name="T1"><text:s text:c="4"/></text:span><text:span text:style-name="T1">with the Invariant Sections being LIST THEIR TITLES, with the</text:span></text:p>
            <text:p text:style-name="P1"><text:span text:style-name="T1"><text:s text:c="4"/></text:span><text:span text:style-name="T1">Front-Cover Texts being LIST, and with the Back-Cover Texts being LIST.</text:span></text:p>
            <text:p text:style-name="P1"><text:span text:style-name="T1"/></text:p>
            <text:p text:style-name="P1"><text:span text:style-name="T1">If you have Invariant Sections without Cover Texts, or some other</text:span></text:p>
            <text:p text:style-name="P1"><text:span text:style-name="T1">combination of the three, merge those two alternatives to suit the</text:span></text:p>
            <text:p text:style-name="P1"><text:span text:style-name="T1">situation.</text:span></text:p>
            <text:p text:style-name="P1"><text:span text:style-name="T1"/></text:p>
            <text:p text:style-name="P1"><text:span text:style-name="T1">If your document contains nontrivial examples of program code, we</text:span></text:p>
            <text:p text:style-name="P1"><text:span text:style-name="T1">recommend releasing these examples in parallel under your choice of</text:span></text:p>
            <text:p text:style-name="P1"><text:span text:style-name="T1">free software license, such as the GNU General Public License,</text:span></text:p>
            <text:p text:style-name="P1"><text:span text:style-name="T1">to permit their use in free softwar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ema Peribáñez</meta:initial-creator>
    <meta:creation-date>2008-05-15T23:59:05</meta:creation-date>
    <dc:creator>Luis Peralta</dc:creator>
    <dc:date>2009-10-19T02:32:39</dc:date>
    <meta:editing-cycles>10</meta:editing-cycles>
    <meta:editing-duration>PT2H10M3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